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10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26</text:p>
          </table:table-cell>
          <table:table-cell table:style-name="ce1" office:value-type="string" calcext:value-type="string">
            <text:p>Test 27</text:p>
          </table:table-cell>
          <table:table-cell table:style-name="ce1" office:value-type="string" calcext:value-type="string">
            <text:p>Test28</text:p>
          </table:table-cell>
          <table:table-cell table:style-name="ce1"/>
          <table:table-cell table:style-name="ce8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6" calcext:value-type="float">
            <text:p>2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2" calcext:value-type="float">
            <text:p>22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5" calcext:value-type="float">
            <text:p>25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20" calcext:value-type="float">
            <text:p>20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10:25.592666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21T10:13:35.739471878</dc:date>
    <meta:editing-duration>P1DT19H30M56S</meta:editing-duration>
    <meta:editing-cycles>78</meta:editing-cycles>
    <meta:document-statistic meta:table-count="2" meta:cell-count="1394" meta:object-count="0"/>
  </office:meta>
</office:document-meta>
</file>